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d4d4d4" style:font-name="Consolas" fo:font-size="10.5pt" fo:font-weight="normal" fo:background-color="transparent"/>
    </style:style>
    <style:style style:name="T2" style:family="text">
      <style:text-properties fo:color="#d4d4d4" fo:background-color="transparent"/>
    </style:style>
    <style:style style:name="T3" style:family="text">
      <style:text-properties fo:color="#808080" style:font-name="Consolas" fo:font-size="10.5pt" fo:font-weight="normal" fo:background-color="transparent"/>
    </style:style>
    <style:style style:name="T4" style:family="text">
      <style:text-properties fo:color="#569cd6" style:font-name="Consolas" fo:font-size="10.5pt" fo:font-weight="normal" fo:background-color="transparent"/>
    </style:style>
    <style:style style:name="T5" style:family="text">
      <style:text-properties fo:color="#9cdcfe" style:font-name="Consolas" fo:font-size="10.5pt" fo:font-weight="normal" fo:background-color="transparent"/>
    </style:style>
    <style:style style:name="T6" style:family="text">
      <style:text-properties fo:color="#ce9178" style:font-name="Consolas" fo:font-size="10.5pt" fo:font-weight="normal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autify:</text:p>
      <text:p text:style-name="Standard">Debugger for Chrome:</text:p>
      <text:p text:style-name="Standard">ESLint</text:p>
      <text:p text:style-name="Standard">Material Icon Theme</text:p>
      <text:p text:style-name="Standard">npm</text:p>
      <text:p text:style-name="Standard">Vetur</text:p>
      <text:p text:style-name="Standard">Vue 2 Snippets</text:p>
      <text:p text:style-name="Standard"/>
      <text:p text:style-name="Standard">Auf getbootstrap.com holst Du das Bootstrap-CDN (Content Delivery Network) für css als link in den &lt;head&gt; Deines index.html</text:p>
      <text:p text:style-name="Standard">Für das Einbinden von icons verwenden wir die Bibliotheken von FontAwesome.</text:p>
      <text:p text:style-name="Standard">Wir verlinken im head die css-Bibliothek von bootstrap,</text:p>
      <text:p text:style-name="Standard">Jetzt binden wir noch VueJs ein. <text:span text:style-name="T2"> </text:span><text:span text:style-name="T3">&lt;</text:span><text:span text:style-name="T4">script</text:span><text:span text:style-name="T1"> </text:span><text:span text:style-name="T5">src</text:span><text:span text:style-name="T1">= </text:span><text:span text:style-name="T6">"https://unpkg.com/vue"</text:span><text:span text:style-name="T3">&gt;&lt;/</text:span><text:span text:style-name="T4">script</text:span><text:span text:style-name="T3">&gt;</text:span></text:p>
      <text:p text:style-name="Standard">bindet die aktuelle Version von Vue in unser Projekt ein</text:p>
      <text:p text:style-name="Standard"/>
      <text:p text:style-name="Standard">Wir machen weiter mit 16: Interaktion mit v-on</text:p>
      <text:p text:style-name="Standard">Übungen mit Vue:</text:p>
      <text:list xml:id="list3869844255986011617" text:style-name="L1">
        <text:list-item>
          <text:p text:style-name="P1">FreeCodeCamp <text:a xlink:type="simple" xlink:href="https://www.youtube.com/watch?v=4deVCNJq3qc" text:style-name="Internet_20_link" text:visited-style-name="Visited_20_Internet_20_Link">https://www.youtube.com/watch?v=4deVCNJq3qc</text:a></text:p>
        </text:list-item>
        <text:list-item>
          <text:p text:style-name="P1">Youtube Übungs-Serie zu Vue 2: <text:a xlink:type="simple" xlink:href="https://www.youtube.com/watch?v=-95jgDDZq3Y&amp;list=RDCMUC3s5g0_lyZYOu8Jjo27udAQ&amp;start_radio=1" text:style-name="Internet_20_link" text:visited-style-name="Visited_20_Internet_20_Link">https://www.youtube.com/watch?v=-95jgDDZq3Y&amp;list=RDCMUC3s5g0_lyZYOu8Jjo27udAQ&amp;start_radio=1</text:a></text:p>
        </text:list-item>
        <text:list-item>
          <text:p text:style-name="P1">Vue 3 for beginners: <text:a xlink:type="simple" xlink:href="https://www.youtube.com/watch?v=ZqgiuPt5QZo" text:style-name="Internet_20_link" text:visited-style-name="Visited_20_Internet_20_Link">https://www.youtube.com/watch?v=ZqgiuPt5QZo</text:a></text:p>
        </text:list-item>
        <text:list-item>
          <text:p text:style-name="P1">Über 50 übungen zu vue 2: <text:a xlink:type="simple" xlink:href="https://www.youtube.com/watch?v=5LYrN_cAJoA&amp;list=PL4cUxeGkcC9gQcYgjhBoeQH7wiAyZNrYa" text:style-name="Internet_20_link" text:visited-style-name="Visited_20_Internet_20_Link">https://www.youtube.com/watch?v=5LYrN_cAJoA&amp;list=PL4cUxeGkcC9gQcYgjhBoeQH7wiAyZNrYa</text:a></text:p>
        </text:list-item>
        <text:list-item>
          <text:p text:style-name="P1">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6T22:20:07.62</meta:creation-date>
    <meta:generator>OpenOffice/4.1.2$Win32 OpenOffice.org_project/412m3$Build-9782</meta:generator>
    <dc:date>2020-11-06T17:32:55.80</dc:date>
    <meta:editing-duration>PT2H24M52S</meta:editing-duration>
    <meta:editing-cycles>6</meta:editing-cycles>
    <meta:document-statistic meta:table-count="0" meta:image-count="0" meta:object-count="0" meta:page-count="1" meta:paragraph-count="19" meta:word-count="105" meta:character-count="889"/>
  </office:meta>
</office:document-meta>
</file>